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70000005A0C9CA9141823FD70A.png" manifest:media-type="image/png"/>
  <manifest:file-entry manifest:full-path="Pictures/1000000000000870000005A09F1AB186F1637516.png" manifest:media-type="image/png"/>
  <manifest:file-entry manifest:full-path="Pictures/1000000000000870000005A0D56157C868B5FF1E.png" manifest:media-type="image/png"/>
  <manifest:file-entry manifest:full-path="Pictures/1000000000000870000005A04EA4A47235AF408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9624" officeooo:paragraph-rsid="000f9624"/>
    </style:style>
    <style:style style:name="T1" style:family="text">
      <style:text-properties officeooo:rsid="000f962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width="17cm" svg:height="11.333cm" draw:z-index="0"><draw:image xlink:href="Pictures/1000000000000870000005A0C9CA9141823FD70A.png" xlink:type="simple" xlink:show="embed" xlink:actuate="onLoad" draw:mime-type="image/png"/></draw:frame><text:s text:c="2"/></text:p>
      <text:p text:style-name="P1"><draw:frame draw:style-name="fr1" draw:name="Image2" text:anchor-type="char" svg:width="17cm" svg:height="11.333cm" draw:z-index="1"><draw:image xlink:href="Pictures/1000000000000870000005A09F1AB186F1637516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3" text:anchor-type="char" svg:width="17cm" svg:height="11.333cm" draw:z-index="2"><draw:image xlink:href="Pictures/1000000000000870000005A04EA4A47235AF4087.png" xlink:type="simple" xlink:show="embed" xlink:actuate="onLoad" draw:mime-type="image/png"/></draw:frame></text:p>
      <text:p text:style-name="P1"><draw:frame draw:style-name="fr1" draw:name="Image4" text:anchor-type="char" svg:width="17cm" svg:height="11.333cm" draw:z-index="3"><draw:image xlink:href="Pictures/1000000000000870000005A0D56157C868B5FF1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08:58:52.757000000</meta:creation-date>
    <dc:date>2021-10-22T09:29:05.142000000</dc:date>
    <meta:editing-duration>PT30M14S</meta:editing-duration>
    <meta:editing-cycles>3</meta:editing-cycles>
    <meta:generator>LibreOffice/7.2.1.2$Windows_X86_64 LibreOffice_project/87b77fad49947c1441b67c559c339af8f3517e22</meta:generator>
    <meta:document-statistic meta:table-count="0" meta:image-count="4" meta:object-count="0" meta:page-count="2" meta:paragraph-count="1" meta:word-count="0" meta:character-count="2" meta:non-whitespace-character-count="0"/>
  </office:meta>
</office:document-meta>
</file>